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0e98" officeooo:paragraph-rsid="001c0e98"/>
    </style:style>
    <style:style style:name="P2" style:family="paragraph" style:parent-style-name="Standard" style:list-style-name="L1">
      <style:text-properties fo:language="en" fo:country="US" officeooo:rsid="001c0e98" officeooo:paragraph-rsid="001c0e98"/>
    </style:style>
    <style:style style:name="P3" style:family="paragraph" style:parent-style-name="Standard">
      <style:text-properties fo:language="en" fo:country="US" officeooo:rsid="001d585a" officeooo:paragraph-rsid="001d585a"/>
    </style:style>
    <style:style style:name="P4" style:family="paragraph" style:parent-style-name="Standard" style:list-style-name="L2">
      <style:text-properties fo:language="en" fo:country="US" officeooo:rsid="001d585a" officeooo:paragraph-rsid="001d585a"/>
    </style:style>
    <style:style style:name="P5" style:family="paragraph" style:parent-style-name="Standard" style:list-style-name="L1">
      <style:text-properties fo:language="en" fo:country="US" officeooo:rsid="001d585a" officeooo:paragraph-rsid="001d585a"/>
    </style:style>
    <style:style style:name="P6" style:family="paragraph" style:parent-style-name="Standard">
      <style:text-properties fo:language="en" fo:country="US" officeooo:rsid="001dfa40" officeooo:paragraph-rsid="001dfa40"/>
    </style:style>
    <style:style style:name="P7" style:family="paragraph" style:parent-style-name="Standard" style:list-style-name="L2">
      <style:text-properties fo:language="en" fo:country="US" officeooo:rsid="001dfa40" officeooo:paragraph-rsid="001dfa40"/>
    </style:style>
    <style:style style:name="P8" style:family="paragraph" style:parent-style-name="Standard" style:list-style-name="L4">
      <style:text-properties fo:language="en" fo:country="US" officeooo:rsid="001dfa40" officeooo:paragraph-rsid="001dfa40"/>
    </style:style>
    <style:style style:name="P9" style:family="paragraph" style:parent-style-name="Standard" style:list-style-name="L4">
      <style:text-properties fo:language="en" fo:country="US" officeooo:rsid="001fbff6" officeooo:paragraph-rsid="001fbff6"/>
    </style:style>
    <style:style style:name="T1" style:family="text">
      <style:text-properties officeooo:rsid="001d58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dvantages of Waymo</text:p>
      <text:list xml:id="list8988422583825575277" text:style-name="L1">
        <text:list-item>
          <text:p text:style-name="P2">No steering wheel</text:p>
        </text:list-item>
        <text:list-item>
          <text:p text:style-name="P2">Nothing to do</text:p>
        </text:list-item>
        <text:list-item>
          <text:p text:style-name="P2">Avoid accidents</text:p>
        </text:list-item>
        <text:list-item>
          <text:p text:style-name="P2">More time</text:p>
        </text:list-item>
        <text:list-item>
          <text:p text:style-name="P2">Do activities at the same time</text:p>
        </text:list-item>
        <text:list-item>
          <text:p text:style-name="P2">Handicapped people can compensate their disease</text:p>
          <text:list>
            <text:list-header>
              <text:p text:style-name="P2"><text:span text:style-name="T1">e.g.:</text:span> a blind person can compensate his blindness</text:p>
            </text:list-header>
          </text:list>
        </text:list-item>
        <text:list-item>
          <text:p text:style-name="P2">Avoid the traffic jams</text:p>
        </text:list-item>
        <text:list-item>
          <text:p text:style-name="P2">Someone without driving license can use a car</text:p>
        </text:list-item>
        <text:list-item>
          <text:p text:style-name="P5">Can “protect” the environment in some ways</text:p>
        </text:list-item>
      </text:list>
      <text:p text:style-name="P3"/>
      <text:p text:style-name="P3"/>
      <text:p text:style-name="P3">Doc 7: The ethical problems of self-driving cars</text:p>
      <text:p text:style-name="P6"/>
      <text:p text:style-name="P6">What is at stake there?</text:p>
      <text:list xml:id="list428361672333637039" text:style-name="L4">
        <text:list-item>
          <text:p text:style-name="P8">Passenger’s and other people’s health</text:p>
        </text:list-item>
        <text:list-item>
          <text:p text:style-name="P9">The question of who to take as guilty when there is an accident</text:p>
        </text:list-item>
        <text:list-item>
          <text:p text:style-name="P9">The car’s way to “think”</text:p>
        </text:list-item>
      </text:list>
      <text:p text:style-name="P1"/>
      <text:p text:style-name="P1"/>
      <text:p text:style-name="P3">Lexique:</text:p>
      <text:list xml:id="list7756570770151420480" text:style-name="L2">
        <text:list-item>
          <text:p text:style-name="P4">e.g. = For example</text:p>
        </text:list-item>
        <text:list-item>
          <text:p text:style-name="P7">at stake = en je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07:10.763000000</meta:creation-date>
    <dc:date>2018-10-11T14:50:17.451000000</dc:date>
    <meta:editing-duration>PT9M23S</meta:editing-duration>
    <meta:editing-cycles>1</meta:editing-cycles>
    <meta:document-statistic meta:table-count="0" meta:image-count="0" meta:object-count="0" meta:page-count="1" meta:paragraph-count="19" meta:word-count="114" meta:character-count="565" meta:non-whitespace-character-count="485"/>
    <meta:generator>LibreOffice/5.1.6.2$Windows_x86 LibreOffice_project/07ac168c60a517dba0f0d7bc7540f5afa45f0909</meta:generator>
  </office:meta>
</office:document-meta>
</file>